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update-alternatives --config php</text:p>
      <text:p text:style-name="Standard">There are 4 choices for the alternative php (providing /usr/bin/php).</text:p>
      <text:p text:style-name="Standard"/>
      <text:p text:style-name="Standard"><text:s text:c="2"/>Selection <text:s text:c="3"/>Path <text:s text:c="12"/>Priority <text:s text:c="2"/>Status</text:p>
      <text:p text:style-name="Standard">------------------------------------------------------------</text:p>
      <text:p text:style-name="Standard">* 1 <text:s text:c="10"/>/usr/bin/php8.1 <text:s text:c="2"/>81 <text:s text:c="7"/>auto mode</text:p>
      <text:p text:style-name="Standard"><text:s text:c="2"/>2 <text:s text:c="10"/>/usr/bin/php8.3 <text:s text:c="2"/>83 <text:s text:c="7"/>manual mode</text:p>
      <text:p text:style-name="Standard"><text:s text:c="2"/>3 <text:s text:c="10"/>/usr/bin/php8.4 <text:s text:c="2"/>84 <text:s text:c="7"/>manual mode</text:p>
      <text:p text:style-name="Standard"><text:s text:c="2"/>4 <text:s text:c="10"/>/usr/bin/php8.5 <text:s text:c="2"/>85 <text:s text:c="7"/>manual mode</text:p>
      <text:list xml:id="list517721657" text:style-name="L1">
        <text:list-item>
          <text:p text:style-name="P1">ype the <text:span text:style-name="Strong_20_Emphasis">number corresponding to php8.3</text:span></text:p>
        </text:list-item>
        <text:list-item>
          <text:p text:style-name="P1">Press <text:span text:style-name="Strong_20_Emphasis">Enter</text:span></text:p>
        </text:list-item>
      </text:list>
      <text:p text:style-name="Text_20_body">Verify:</text:p>
      <text:p text:style-name="Standard"/>
      <text:p text:style-name="Standard">php -v</text:p>
      <text:p text:style-name="Standard"/>
      <text:p text:style-name="Standard">mkdir global-talent-school</text:p>
      <text:p text:style-name="Standard">cd global-talent-school</text:p>
      <text:p text:style-name="Standard"/>
      <text:p text:style-name="Standard">composer create-project symfony/skeleton:"7.1.*" .</text:p>
      <text:p text:style-name="Standard"/>
      <text:p text:style-name="Standard"/>
      <text:p text:style-name="Standard">php -v</text:p>
      <text:p text:style-name="Standard"># Should show PHP 8.3.x</text:p>
      <text:p text:style-name="Standard"/>
      <text:p text:style-name="Standard">composer require webapp twig orm-pack form validator security-csrf</text:p>
      <text:p text:style-name="Standard">composer require symfony/mailer symfony/asset symfony/webpack-encore-bundle</text:p>
      <text:p text:style-name="Standard">composer require --dev symfony/maker-bundle symfony/debug-bundle</text:p>
      <text:p text:style-name="Standard"/>
      <text:p text:style-name="Standard"/>
      <text:p text:style-name="Standard">DATABASE_URL="mysql://db_user:db_password@127.0.0.1:3306/global_talent_school?serverVersion=mariadb-10.6"</text:p>
      <text:p text:style-name="Standard"/>
      <text:p text:style-name="Standard">composer require orm-pack</text:p>
      <text:p text:style-name="Standard"/>
      <text:p text:style-name="Standard">composer require symfony/orm-pack</text:p>
      <text:p text:style-name="Standard">composer require doctrine/doctrine-migrations-bundl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0:37:09.762688487</meta:creation-date>
    <dc:date>2026-01-22T00:57:43.360321970</dc:date>
    <meta:editing-duration>PT3S</meta:editing-duration>
    <meta:editing-cycles>1</meta:editing-cycles>
    <meta:document-statistic meta:table-count="0" meta:image-count="0" meta:object-count="0" meta:page-count="1" meta:paragraph-count="24" meta:word-count="98" meta:character-count="1037" meta:non-whitespace-character-count="866"/>
    <meta:generator>LibreOffice/7.3.7.2$Linux_X86_64 LibreOffice_project/30$Build-2</meta:generator>
  </office:meta>
</office:document-meta>
</file>